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5.65cm"/>
    </style:style>
    <style:style style:name="co3" style:family="table-column">
      <style:table-column-properties fo:break-before="auto" style:column-width="3.859cm"/>
    </style:style>
    <style:style style:name="co4" style:family="table-column">
      <style:table-column-properties fo:break-before="auto" style:column-width="1.7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3.692cm"/>
    </style:style>
    <style:style style:name="co8" style:family="table-column">
      <style:table-column-properties fo:break-before="auto" style:column-width="2.489cm"/>
    </style:style>
    <style:style style:name="co9" style:family="table-column">
      <style:table-column-properties fo:break-before="auto" style:column-width="2.713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658cm" fo:break-before="auto" style:use-optimal-row-height="true"/>
    </style:style>
    <style:style style:name="ta1" style:family="table" style:master-page-name="PageStyle_5f_Angle">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data-style-name="N137">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T1" style:family="text">
      <style:text-properties style:use-window-font-color="true" style:text-outline="false" style:text-line-through-style="none" style:text-position="0% 100%"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T2"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office:automatic-styles>
  <office:body>
    <office:spreadsheet>
      <table:calculation-settings table:case-sensitive="false" table:automatic-find-labels="false" table:use-regular-expressions="false"/>
      <table:table table:name="Angle"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8"/>
        <table:table-column table:style-name="co5" table:default-cell-style-name="ce2"/>
        <table:table-column table:style-name="co6" table:default-cell-style-name="ce2"/>
        <table:table-column table:style-name="co3" table:default-cell-style-name="ce2"/>
        <table:table-column table:style-name="co7" table:default-cell-style-name="ce2"/>
        <table:table-column table:style-name="co8" table:default-cell-style-name="ce8"/>
        <table:table-column table:style-name="co9" table:default-cell-style-name="ce2"/>
        <table:table-column table:style-name="co8" table:number-columns-repeated="247" table:default-cell-style-name="ce2"/>
        <table:table-column table:style-name="co8" table:number-columns-repeated="767" table:default-cell-style-name="Default"/>
        <table:table-row table:style-name="ro1">
          <table:table-cell table:style-name="ce1" office:value-type="string">
            <text:p>The angle between two objects</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RA/long 1 (hour/deg)</text:p>
          </table:table-cell>
          <table:table-cell table:style-name="ce5" office:value-type="float" office:value="5">
            <text:p>5</text:p>
          </table:table-cell>
          <table:table-cell table:number-columns-repeated="2"/>
          <table:table-cell table:style-name="ce3" office:value-type="string">
            <text:p>Output</text:p>
          </table:table-cell>
          <table:table-cell table:style-name="ce5" office:value-type="string">
            <text:p>angle (deg)</text:p>
          </table:table-cell>
          <table:table-cell table:style-name="ce5" table:formula="of:=DDDEG([.C29])" office:value-type="float" office:value="23">
            <text:p>23</text:p>
          </table:table-cell>
          <table:table-cell office:value-type="string">
            <text:p>=DDDeg(C29)</text:p>
          </table:table-cell>
          <table:table-cell table:style-name="ce4" table:number-columns-repeated="2"/>
          <table:table-cell table:number-columns-repeated="1013"/>
        </table:table-row>
        <table:table-row table:style-name="ro2">
          <table:table-cell table:style-name="ce4"/>
          <table:table-cell table:style-name="ce5" office:value-type="string">
            <text:p>RA/long 1 (min)</text:p>
          </table:table-cell>
          <table:table-cell table:style-name="ce5" office:value-type="float" office:value="13">
            <text:p>13</text:p>
          </table:table-cell>
          <table:table-cell table:number-columns-repeated="2"/>
          <table:table-cell table:style-name="ce4"/>
          <table:table-cell table:style-name="ce5" office:value-type="string">
            <text:p>angle(min)</text:p>
          </table:table-cell>
          <table:table-cell table:style-name="ce5" table:formula="of:=DDMIN([.C29])" office:value-type="float" office:value="40">
            <text:p>40</text:p>
          </table:table-cell>
          <table:table-cell office:value-type="string">
            <text:p>=DDMin(C29)</text:p>
          </table:table-cell>
          <table:table-cell table:style-name="ce4" table:number-columns-repeated="2"/>
          <table:table-cell table:number-columns-repeated="1013"/>
        </table:table-row>
        <table:table-row table:style-name="ro2">
          <table:table-cell table:style-name="ce4"/>
          <table:table-cell table:style-name="ce5" office:value-type="string">
            <text:p>RA/long 1 (sec)</text:p>
          </table:table-cell>
          <table:table-cell table:style-name="ce5" office:value-type="float" office:value="31.7">
            <text:p>31.7</text:p>
          </table:table-cell>
          <table:table-cell table:number-columns-repeated="2"/>
          <table:table-cell table:style-name="ce4"/>
          <table:table-cell table:style-name="ce5" office:value-type="string">
            <text:p>angle(sec)</text:p>
          </table:table-cell>
          <table:table-cell table:style-name="ce5" table:formula="of:=DDSEC([.C29])" office:value-type="float" office:value="25.86">
            <text:p>25.86</text:p>
          </table:table-cell>
          <table:table-cell office:value-type="string">
            <text:p>=DDSec(C29)</text:p>
          </table:table-cell>
          <table:table-cell table:style-name="ce4" table:number-columns-repeated="2"/>
          <table:table-cell table:number-columns-repeated="1013"/>
        </table:table-row>
        <table:table-row table:style-name="ro2">
          <table:table-cell table:style-name="ce4"/>
          <table:table-cell table:style-name="ce5" office:value-type="string">
            <text:p>dec/lat 1 (deg)</text:p>
          </table:table-cell>
          <table:table-cell table:style-name="ce5" office:value-type="float" office:value="-8">
            <text:p>-8</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dec/lat 1 (min)</text:p>
          </table:table-cell>
          <table:table-cell table:style-name="ce5" office:value-type="float" office:value="13">
            <text:p>13</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dec/lat 1 (sec)</text:p>
          </table:table-cell>
          <table:table-cell table:style-name="ce5" office:value-type="float" office:value="30">
            <text:p>30</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RA/long 2 (hour/deg)</text:p>
          </table:table-cell>
          <table:table-cell table:style-name="ce5" office:value-type="float" office:value="6">
            <text:p>6</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RA/long 2 (min)</text:p>
          </table:table-cell>
          <table:table-cell table:style-name="ce5" office:value-type="float" office:value="44">
            <text:p>44</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RA/long 2 (sec)</text:p>
          </table:table-cell>
          <table:table-cell table:style-name="ce5" office:value-type="float" office:value="13.4">
            <text:p>13.4</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dec/lat 2 (deg)</text:p>
          </table:table-cell>
          <table:table-cell table:style-name="ce5" office:value-type="float" office:value="-16">
            <text:p>-16</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dec/lat 2 (min)</text:p>
          </table:table-cell>
          <table:table-cell table:style-name="ce5" office:value-type="float" office:value="41">
            <text:p>41</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dec/lat 2 (sec)</text:p>
          </table:table-cell>
          <table:table-cell table:style-name="ce5" office:value-type="float" office:value="11">
            <text:p>11</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table-cell table:style-name="ce5" office:value-type="string">
            <text:p>Hour/degree [H or D]</text:p>
          </table:table-cell>
          <table:table-cell table:style-name="ce5" office:value-type="string">
            <text:p>H</text:p>
          </table:table-cell>
          <table:table-cell table:number-columns-repeated="2"/>
          <table:table-cell table:style-name="ce4"/>
          <table:table-cell table:style-name="ce5" table:number-columns-repeated="2"/>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1">
            <text:p>1</text:p>
          </table:table-cell>
          <table:table-cell table:style-name="ce4" office:value-type="string">
            <text:p>RA/long 1 (decimal)</text:p>
          </table:table-cell>
          <table:table-cell table:style-name="ce7" table:formula="of:=IF([.C15]=&quot;H&quot;;HMSDH([.C3];[.C4];[.C5]);DMSDD([.C3];[.C4];[.C5]))" office:value-type="float" office:value="5.22547222222222">
            <text:p>5.2254722</text:p>
          </table:table-cell>
          <table:table-cell office:value-type="string">
            <text:p>=IF(C15="H",HMSDH(C3,C4,C5),DMSDD(C3,C4,C5))</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2">
            <text:p>2</text:p>
          </table:table-cell>
          <table:table-cell table:style-name="ce4" office:value-type="string">
            <text:p>RA/long 1 (deg)</text:p>
          </table:table-cell>
          <table:table-cell table:style-name="ce7" table:formula="of:=IF([.C15]=&quot;H&quot;;DHDD([.C17]);[.C17])" office:value-type="float" office:value="78.3820833333333">
            <text:p>78.3820833</text:p>
          </table:table-cell>
          <table:table-cell office:value-type="string">
            <text:p>=IF(C15="H",DHDD(C17),C17)</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3">
            <text:p>3</text:p>
          </table:table-cell>
          <table:table-cell table:style-name="ce4" office:value-type="string">
            <text:p>RA/long 1 (rad)</text:p>
          </table:table-cell>
          <table:table-cell table:style-name="ce7" table:formula="of:=RADIANS([.C18])" office:value-type="float" office:value="1.36802542873924">
            <text:p>1.3680254</text:p>
          </table:table-cell>
          <table:table-cell office:value-type="string">
            <text:p>=RADIANS(C18)</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4">
            <text:p>4</text:p>
          </table:table-cell>
          <table:table-cell table:style-name="ce4" office:value-type="string">
            <text:p>dec/lat 1 (deg)</text:p>
          </table:table-cell>
          <table:table-cell table:style-name="ce7" table:formula="of:=DMSDD([.C6];[.C7];[.C8])" office:value-type="float" office:value="-8.225">
            <text:p>-8.2250000</text:p>
          </table:table-cell>
          <table:table-cell office:value-type="string">
            <text:p>=DMSDD(C6,C7,C8)</text:p>
          </table:table-cell>
          <table:table-cell table:style-name="ce4" table:number-columns-repeated="4"/>
          <table:table-cell table:number-columns-repeated="2"/>
          <table:table-cell table:style-name="ce4"/>
          <table:table-cell table:number-columns-repeated="1013"/>
        </table:table-row>
        <table:table-row table:style-name="ro2">
          <table:table-cell table:style-name="ce4" office:value-type="float" office:value="5">
            <text:p>5</text:p>
          </table:table-cell>
          <table:table-cell table:style-name="ce4" office:value-type="string">
            <text:p>dec/lat 1 (rad)</text:p>
          </table:table-cell>
          <table:table-cell table:style-name="ce7" table:formula="of:=RADIANS([.C20])" office:value-type="float" office:value="-0.143553330976534">
            <text:p>-0.1435533</text:p>
          </table:table-cell>
          <table:table-cell office:value-type="string">
            <text:p>=RADIANS(C2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4" office:value-type="string">
            <text:p>RA/long 2 (decimal)</text:p>
          </table:table-cell>
          <table:table-cell table:style-name="ce7" table:formula="of:=IF([.C15]=&quot;H&quot;;HMSDH([.C9];[.C10];[.C11]);DMSDD([.C9];[.C10];[.C11]))" office:value-type="float" office:value="6.73705555555556">
            <text:p>6.7370556</text:p>
          </table:table-cell>
          <table:table-cell office:value-type="string">
            <text:p>=IF(C15="H",HMSDH(C9,C10,C11),DMSDD(C9,C10,C1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4" office:value-type="string">
            <text:p>RA/long 2 (deg)</text:p>
          </table:table-cell>
          <table:table-cell table:style-name="ce7" table:formula="of:=IF([.C15]=&quot;H&quot;;DHDD([.C22]);[.C22])" office:value-type="float" office:value="101.055833333333">
            <text:p>101.0558333</text:p>
          </table:table-cell>
          <table:table-cell office:value-type="string">
            <text:p>=IF(C15="H",DHDD(C22),C22)</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4" office:value-type="string">
            <text:p>RA/long 2 (rad)</text:p>
          </table:table-cell>
          <table:table-cell table:style-name="ce7" table:formula="of:=RADIANS([.C23])" office:value-type="float" office:value="1.7637570200133">
            <text:p>1.7637570</text:p>
          </table:table-cell>
          <table:table-cell office:value-type="string">
            <text:p>=RADIANS(C2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4" office:value-type="string">
            <text:p>dec/lat 2 (deg)</text:p>
          </table:table-cell>
          <table:table-cell table:style-name="ce7" table:formula="of:=DMSDD([.C12];[.C13];[.C14])" office:value-type="float" office:value="-16.6863888888889">
            <text:p>-16.6863889</text:p>
          </table:table-cell>
          <table:table-cell office:value-type="string">
            <text:p>=DMSDD(C12,C13,C1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4" office:value-type="string">
            <text:p>dec/lat 2 (rad)</text:p>
          </table:table-cell>
          <table:table-cell table:style-name="ce7" table:formula="of:=RADIANS([.C25])" office:value-type="float" office:value="-0.291232426379309">
            <text:p>-0.2912324</text:p>
          </table:table-cell>
          <table:table-cell office:value-type="string">
            <text:p>=RADIANS(C25)</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11">
            <text:p>11</text:p>
          </table:table-cell>
          <table:table-cell table:style-name="ce4" office:value-type="string">
            <text:p>cos(<text:span text:style-name="T1">d</text:span><text:span text:style-name="T2">)</text:span></text:p>
          </table:table-cell>
          <table:table-cell table:style-name="ce7" table:formula="of:=SIN([.C21])*SIN([.C26])+COS([.C21])*COS([.C26])*COS([.C19]-[.C24])" office:value-type="float" office:value="0.91584595242651">
            <text:p>0.9158460</text:p>
          </table:table-cell>
          <table:table-cell office:value-type="string">
            <text:p>=SIN(C21)*SIN(C26)+COS(C21)*COS(C26)*COS(C19-C24)</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12">
            <text:p>12</text:p>
          </table:table-cell>
          <table:table-cell table:style-name="ce6" office:value-type="string">
            <text:p>d <text:span text:style-name="T2">(rad)</text:span></text:p>
          </table:table-cell>
          <table:table-cell table:style-name="ce7" table:formula="of:=ACOS([.C27])" office:value-type="float" office:value="0.413186619038122">
            <text:p>0.4131866</text:p>
          </table:table-cell>
          <table:table-cell office:value-type="string">
            <text:p>=ACOS(C27)</text:p>
          </table:table-cell>
          <table:table-cell table:style-name="ce4" table:number-columns-repeated="4"/>
          <table:table-cell/>
          <table:table-cell table:style-name="ce4" table:number-columns-repeated="2"/>
          <table:table-cell table:number-columns-repeated="1013"/>
        </table:table-row>
        <table:table-row table:style-name="ro3">
          <table:table-cell table:style-name="ce4" office:value-type="float" office:value="13">
            <text:p>13</text:p>
          </table:table-cell>
          <table:table-cell table:style-name="ce6" office:value-type="string">
            <text:p>d<text:span text:style-name="T2"> (deg)</text:span></text:p>
          </table:table-cell>
          <table:table-cell table:style-name="ce7" table:formula="of:=DEGREES([.C28])" office:value-type="float" office:value="23.6738494221642">
            <text:p>23.6738494</text:p>
          </table:table-cell>
          <table:table-cell office:value-type="string">
            <text:p>=DEGREES(C28)</text:p>
          </table:table-cell>
          <table:table-cell table:style-name="ce4" table:number-columns-repeated="4"/>
          <table:table-cell/>
          <table:table-cell table:style-name="ce4" table:number-columns-repeated="2"/>
          <table:table-cell table:number-columns-repeated="1013"/>
        </table:table-row>
        <table:table-row table:style-name="ro2" table:number-rows-repeated="5">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number-rows-repeated="2">
          <table:table-cell/>
          <table:table-cell table:style-name="ce4"/>
          <table:table-cell table:number-columns-repeated="1022"/>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7" number:min-integer-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6:28:30</text:time></text:p>
        </style:region-right>
      </style:header>
      <style:header-left style:display="false"/>
      <style:footer>
        <text:p>Page <text:page-number>1</text:page-number> / <text:page-count>99</text:page-count></text:p>
      </style:footer>
      <style:footer-left style:display="false"/>
    </style:master-page>
    <style:master-page style:name="PageStyle_5f_Angle" style:display-name="PageStyle_Ang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6:28:30.40</dc:date>
    <meta:generator>OpenOffice.org/3.3$Win32 OpenOffice.org_project/330m20$Build-9567</meta:generator>
    <meta:editing-duration>PT56S</meta:editing-duration>
    <meta:editing-cycles>2</meta:editing-cycles>
    <meta:document-statistic meta:table-count="1" meta:cell-count="90"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